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acstTitleL" svg:font-family="KacstTitle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6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P1" style:family="paragraph" style:parent-style-name="Standard">
      <style:text-properties fo:language="fr" fo:country="FR" officeooo:rsid="0013af64" officeooo:paragraph-rsid="0013af64"/>
    </style:style>
    <style:style style:name="P2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officeooo:rsid="0013af64" officeooo:paragraph-rsid="0013af6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13af64" officeooo:paragraph-rsid="0013af6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fr" fo:country="FR" style:text-underline-style="none" fo:font-weight="bold" officeooo:rsid="0013af64" officeooo:paragraph-rsid="0013af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language="fr" fo:country="FR" style:text-underline-style="none" fo:font-weight="bold" officeooo:rsid="0013af64" officeooo:paragraph-rsid="0013af64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language="fr" fo:country="FR" style:text-underline-style="none" fo:font-weight="bold" officeooo:rsid="0014b814" officeooo:paragraph-rsid="0014b814" style:font-size-asian="10.5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language="fr" fo:country="FR" style:text-underline-style="none" fo:font-weight="bold" officeooo:rsid="0014b814" officeooo:paragraph-rsid="001d8475" style:font-size-asian="10.5pt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officeooo:rsid="0013af64" officeooo:paragraph-rsid="0013af64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officeooo:rsid="0014b814" officeooo:paragraph-rsid="0014b814" style:font-size-asian="10.5pt"/>
    </style:style>
    <style:style style:name="P10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814" style:font-weight-asian="normal" style:font-weight-complex="normal"/>
    </style:style>
    <style:style style:name="T3" style:family="text">
      <style:text-properties fo:font-weight="normal" officeooo:rsid="0017a315" style:font-weight-asian="normal" style:font-weight-complex="normal"/>
    </style:style>
    <style:style style:name="T4" style:family="text">
      <style:text-properties fo:font-weight="normal" officeooo:rsid="00199d41" style:font-weight-asian="normal" style:font-weight-complex="normal"/>
    </style:style>
    <style:style style:name="T5" style:family="text">
      <style:text-properties fo:font-weight="normal" officeooo:rsid="001bb430" style:font-weight-asian="normal" style:font-weight-complex="normal"/>
    </style:style>
    <style:style style:name="T6" style:family="text">
      <style:text-properties fo:font-weight="normal" officeooo:rsid="001d8475" style:font-weight-asian="normal" style:font-weight-complex="normal"/>
    </style:style>
    <style:style style:name="T7" style:family="text">
      <style:text-properties fo:font-weight="normal" officeooo:rsid="001ece77" style:font-weight-asian="normal" style:font-weight-complex="normal"/>
    </style:style>
    <style:style style:name="T8" style:family="text">
      <style:text-properties officeooo:rsid="0014b814"/>
    </style:style>
    <style:style style:name="T9" style:family="text">
      <style:text-properties officeooo:rsid="0017a315"/>
    </style:style>
    <style:style style:name="T10" style:family="text">
      <style:text-properties officeooo:rsid="00199d41"/>
    </style:style>
    <style:style style:name="T11" style:family="text">
      <style:text-properties officeooo:rsid="001bb430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weight="normal" officeooo:rsid="001d8475" style:font-weight-asian="normal" style:font-weight-complex="normal"/>
    </style:style>
    <style:style style:name="T14" style:family="text">
      <style:text-properties style:text-position="0% 100%" fo:font-weight="normal" officeooo:rsid="001d8475" style:font-weight-asian="normal" style:font-weight-complex="normal"/>
    </style:style>
    <style:style style:name="T15" style:family="text">
      <style:text-properties style:text-position="0% 100%" fo:font-weight="normal" officeooo:rsid="001ece77" style:font-weight-asian="normal" style:font-weight-complex="normal"/>
    </style:style>
    <style:style style:name="T16" style:family="text">
      <style:text-properties style:text-position="0% 100%" officeooo:rsid="001ece7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e Nicot</text:p>
      <text:p text:style-name="P1">Florian Vaissiere</text:p>
      <text:p text:style-name="P1">TD 6 – 1/12/2017</text:p>
      <text:p text:style-name="P2">Compte Rendu</text:p>
      <text:p text:style-name="P2"/>
      <text:p text:style-name="P3">I-Question</text:p>
      <text:p text:style-name="P4"><text:tab/>1-<text:span text:style-name="T1">Le tableau devient quand on ajoute 12.2 :</text:span></text:p>
      <text:p text:style-name="P4"><text:span text:style-name="T1"><text:tab/></text:span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8">8.2</text:p>
          </table:table-cell>
          <table:table-cell table:style-name="Table1.A1" office:value-type="string">
            <text:p text:style-name="P8">12.2</text:p>
          </table:table-cell>
          <table:table-cell table:style-name="Table1.A1" office:value-type="string">
            <text:p text:style-name="P8">20.4</text:p>
          </table:table-cell>
          <table:table-cell table:style-name="Table1.A1" office:value-type="string">
            <text:p text:style-name="P8">16.6</text:p>
          </table:table-cell>
          <table:table-cell table:style-name="Table1.A1" office:value-type="string">
            <text:p text:style-name="P8">30.0</text:p>
          </table:table-cell>
          <table:table-cell table:style-name="Table1.A1" office:value-type="string">
            <text:p text:style-name="P8">40.7</text:p>
          </table:table-cell>
          <table:table-cell table:style-name="Table1.G1" office:value-type="string">
            <text:p text:style-name="P8">18.9</text:p>
          </table:table-cell>
        </table:table-row>
      </table:table>
      <text:p text:style-name="P4"><text:span text:style-name="T1"/></text:p>
      <text:p text:style-name="P4"><text:span text:style-name="T1">Le tableau devient quand on ajoute 7.3 :</text:span></text:p>
      <text:p text:style-name="P4"><text:span text:style-name="T1"/>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8">7.3</text:p>
          </table:table-cell>
          <table:table-cell table:style-name="Table2.A1" office:value-type="string">
            <text:p text:style-name="P8">8.2</text:p>
          </table:table-cell>
          <table:table-cell table:style-name="Table2.A1" office:value-type="string">
            <text:p text:style-name="P8">12.2</text:p>
          </table:table-cell>
          <table:table-cell table:style-name="Table2.A1" office:value-type="string">
            <text:p text:style-name="P8">20.4</text:p>
          </table:table-cell>
          <table:table-cell table:style-name="Table2.A1" office:value-type="string">
            <text:p text:style-name="P8">16.6</text:p>
          </table:table-cell>
          <table:table-cell table:style-name="Table2.A1" office:value-type="string">
            <text:p text:style-name="P8">30.0</text:p>
          </table:table-cell>
          <table:table-cell table:style-name="Table2.A1" office:value-type="string">
            <text:p text:style-name="P8">40.7</text:p>
          </table:table-cell>
          <table:table-cell table:style-name="Table2.H1" office:value-type="string">
            <text:p text:style-name="P8">18.9</text:p>
          </table:table-cell>
        </table:table-row>
      </table:table>
      <text:p text:style-name="P4"><text:span text:style-name="T1"/></text:p>
      <text:p text:style-name="P5"><text:span text:style-name="T1">L’abre devient :</text:span></text:p>
      <text:p text:style-name="P5"><text:span text:style-name="T1"/></text:p>
      <text:p text:style-name="P5"><draw:line text:anchor-type="paragraph" draw:z-index="0" draw:name="Shape1" draw:style-name="gr1" draw:text-style-name="P10" svg:x1="2.7957in" svg:y1="0.4492in" svg:x2="3.3165in" svg:y2="0.1783in"><text:p/></draw:line><draw:line text:anchor-type="paragraph" draw:z-index="4" draw:name="Shape5" draw:style-name="gr1" draw:text-style-name="P10" svg:x1="3.7854in" svg:y1="0.0953in" svg:x2="4.8374in" svg:y2="0.3764in"><text:p/></draw:line><text:span text:style-name="T1"><text:tab/><text:tab/><text:tab/><text:tab/><text:tab/><text:tab/><text:tab/>7.3</text:span></text:p>
      <text:p text:style-name="P5"><text:span text:style-name="T1"/></text:p>
      <text:p text:style-name="P5"><draw:line text:anchor-type="paragraph" draw:z-index="1" draw:name="Shape2" draw:style-name="gr1" draw:text-style-name="P10" svg:x1="1.9417in" svg:y1="0.2638in" svg:x2="2.4417in" svg:y2="0.1181in"><text:p/></draw:line><draw:line text:anchor-type="paragraph" draw:z-index="3" draw:name="Shape4" draw:style-name="gr1" draw:text-style-name="P10" svg:x1="2.7543in" svg:y1="0.1283in" svg:x2="3.4106in" svg:y2="0.2846in"><text:p/></draw:line><draw:line text:anchor-type="paragraph" draw:z-index="5" draw:name="Shape6" draw:style-name="gr1" draw:text-style-name="P10" svg:x1="4.9in" svg:y1="0.0866in" svg:x2="4.3374in" svg:y2="0.3055in"><text:p/></draw:line><draw:line text:anchor-type="paragraph" draw:z-index="6" draw:name="Shape7" draw:style-name="gr1" draw:text-style-name="P10" svg:x1="5.2854in" svg:y1="0.1701in" svg:x2="5.9209in" svg:y2="0.2846in"><text:p/></draw:line><text:span text:style-name="T1"><text:tab/><text:tab/><text:tab/><text:tab/><text:tab/>8.2<text:tab/><text:tab/><text:tab/><text:tab/><text:tab/>12.2</text:span></text:p>
      <text:p text:style-name="P5"><draw:line text:anchor-type="paragraph" draw:z-index="2" draw:name="Shape3" draw:style-name="gr1" draw:text-style-name="P10" svg:x1="0.8063in" svg:y1="0.2909in" svg:x2="1.4209in" svg:y2="0.1346in"><text:p/></draw:line><text:span text:style-name="T1"><text:tab/><text:tab/><text:tab/>20.4<text:tab/><text:tab/><text:tab/><text:tab/>44.7<text:tab/>18.9<text:tab/><text:tab/><text:tab/><text:tab/>16.6</text:span></text:p>
      <text:p text:style-name="P5"><text:span text:style-name="T1"><text:tab/>30.0</text:span></text:p>
      <text:p text:style-name="P5"><text:span text:style-name="T1"/></text:p>
      <text:p text:style-name="P5"><text:span text:style-name="T1"><text:tab/></text:span><text:span text:style-name="T8">2-</text:span><text:span text:style-name="T2">Le tableau devient :</text:span>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9">8.2</text:p>
          </table:table-cell>
          <table:table-cell table:style-name="Table3.A1" office:value-type="string">
            <text:p text:style-name="P9">20.4</text:p>
          </table:table-cell>
          <table:table-cell table:style-name="Table3.A1" office:value-type="string">
            <text:p text:style-name="P9">12.2</text:p>
          </table:table-cell>
          <table:table-cell table:style-name="Table3.A1" office:value-type="string">
            <text:p text:style-name="P9">30.0</text:p>
          </table:table-cell>
          <table:table-cell table:style-name="Table3.A1" office:value-type="string">
            <text:p text:style-name="P9">44.7</text:p>
          </table:table-cell>
          <table:table-cell table:style-name="Table3.A1" office:value-type="string">
            <text:p text:style-name="P9">18.9</text:p>
          </table:table-cell>
          <table:table-cell table:style-name="Table3.G1" office:value-type="string">
            <text:p text:style-name="P9">16.6</text:p>
          </table:table-cell>
        </table:table-row>
      </table:table>
      <text:p text:style-name="P5"><text:span text:style-name="T2"/></text:p>
      <text:p text:style-name="P6"><text:span text:style-name="T1">L’arbre devient :</text:span></text:p>
      <text:p text:style-name="P6"><text:span text:style-name="T1"/></text:p>
      <text:p text:style-name="P6"><draw:line text:anchor-type="paragraph" draw:z-index="7" draw:name="Shape8" draw:style-name="gr1" draw:text-style-name="P10" svg:x1="2.8374in" svg:y1="0.0654in" svg:x2="1.8165in" svg:y2="0.2945in"><text:p/></draw:line><draw:line text:anchor-type="paragraph" draw:z-index="10" draw:name="Shape11" draw:style-name="gr1" draw:text-style-name="P10" svg:x1="3.2854in" svg:y1="0.1071in" svg:x2="4.4417in" svg:y2="0.2945in"><text:p/></draw:line><text:span text:style-name="T1"><text:tab/><text:tab/><text:tab/><text:tab/><text:tab/><text:tab/>8.2</text:span></text:p>
      <text:p text:style-name="P6"><draw:line text:anchor-type="paragraph" draw:z-index="8" draw:name="Shape9" draw:style-name="gr1" draw:text-style-name="P10" svg:x1="1.4315in" svg:y1="0.1236in" svg:x2="0.8272in" svg:y2="0.2693in"><text:p/></draw:line><draw:line text:anchor-type="paragraph" draw:z-index="9" draw:name="Shape10" draw:style-name="gr1" draw:text-style-name="P10" svg:x1="1.8165in" svg:y1="0.1028in" svg:x2="2.3894in" svg:y2="0.2484in"><text:p/></draw:line><draw:line text:anchor-type="paragraph" draw:z-index="11" draw:name="Shape12" draw:style-name="gr1" draw:text-style-name="P10" svg:x1="4.7854in" svg:y1="0.1028in" svg:x2="5.3898in" svg:y2="0.2484in"><text:p/></draw:line><draw:line text:anchor-type="paragraph" draw:z-index="12" draw:name="Shape13" draw:style-name="gr1" draw:text-style-name="P10" svg:x1="4.4417in" svg:y1="0.1028in" svg:x2="3.7646in" svg:y2="0.2591in"><text:p/></draw:line><text:span text:style-name="T1"><text:tab/><text:tab/><text:tab/>20.4<text:tab/><text:tab/><text:tab/><text:tab/><text:tab/><text:tab/>12.2</text:span></text:p>
      <text:p text:style-name="P6"><text:span text:style-name="T1"><text:tab/>30.0<text:tab/><text:tab/><text:tab/><text:tab/>44.7<text:tab/><text:tab/>18.9<text:tab/><text:tab/><text:tab/><text:tab/>16.6</text:span></text:p>
      <text:p text:style-name="P6"><text:span text:style-name="T1"/></text:p>
      <text:p text:style-name="P6"><text:span text:style-name="T1"><text:tab/></text:span><text:span text:style-name="T9">3-</text:span><text:span text:style-name="T3">L’extraction du minimum est O(log n) car il faut conserver la structure du tas, prendre la dernière valeur (dernier niveau le plus à droite) puis faire remonter, alors que pour lire le minimum cela prend un temps constant car aucune opération n’a lieu sur la structure de l’arbre.</text:span></text:p>
      <text:p text:style-name="P6"><text:span text:style-name="T3"/></text:p>
      <text:p text:style-name="P6"><text:span text:style-name="T3"><text:tab/></text:span><text:span text:style-name="T9">4-</text:span><text:span text:style-name="T3">L’opération pour obtenir le fils gauche est :</text:span></text:p>
      <text:p text:style-name="P6"><text:span text:style-name="T3"><text:tab/><text:tab/>2 i + 1</text:span></text:p>
      <text:p text:style-name="P6"><text:span text:style-name="T3"/></text:p>
      <text:p text:style-name="P6"><text:span text:style-name="T3"><text:tab/>L’opération pour obtenir le fils droit est :</text:span></text:p>
      <text:p text:style-name="P6"><text:span text:style-name="T3"><text:tab/><text:tab/>2 i + 1</text:span></text:p>
      <text:p text:style-name="P6"><text:span text:style-name="T3"/></text:p>
      <text:p text:style-name="P6"><text:span text:style-name="T3"><text:tab/>L’opération pour obtenir le père à partir d’un fils est :</text:span></text:p>
      <text:p text:style-name="P6"><text:span text:style-name="T3"><text:tab/><text:tab/>(i – 1) / 2</text:span></text:p>
      <text:p text:style-name="P6"><text:span text:style-name="T3"/></text:p>
      <text:p text:style-name="P6"><text:span text:style-name="T3"><text:tab/></text:span><text:span text:style-name="T10">5-</text:span></text:p>
      <text:p text:style-name="P6"/>
      <text:p text:style-name="P7"><text:tab/><text:span text:style-name="T11">6-</text:span><text:span text:style-name="T5">Le plus cours chemin est </text:span><text:span text:style-name="T6">n</text:span><text:span text:style-name="T13">0</text:span><text:span text:style-name="T14">, n</text:span><text:span text:style-name="T13">1</text:span><text:span text:style-name="T14">, n</text:span><text:span text:style-name="T13">4</text:span><text:span text:style-name="T14">, n</text:span><text:span text:style-name="T13">5</text:span><text:span text:style-name="T14">, n</text:span><text:span text:style-name="T13">8</text:span><text:span text:style-name="T14">, n</text:span><text:span text:style-name="T13">9</text:span><text:span text:style-name="T1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acstTitleL" svg:font-family="KacstTitle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4:19:36.958118873</meta:creation-date>
    <dc:date>2017-12-01T15:25:52.667678576</dc:date>
    <meta:editing-duration>PT45M42S</meta:editing-duration>
    <meta:editing-cycles>8</meta:editing-cycles>
    <meta:generator>LibreOffice/5.1.6.2$Linux_X86_64 LibreOffice_project/10m0$Build-2</meta:generator>
    <meta:document-statistic meta:table-count="3" meta:image-count="0" meta:object-count="0" meta:page-count="1" meta:paragraph-count="49" meta:word-count="172" meta:character-count="925" meta:non-whitespace-character-count="735"/>
  </office:meta>
</office:document-meta>
</file>